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TakaoGothic" svg:font-family="TakaoGothic" style:font-family-generic="modern" style:font-pitch="fixed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1c35d5"/>
    </style:style>
    <style:style style:name="T2" style:family="text">
      <style:text-properties style:font-name="DejaVu Sans" officeooo:rsid="001c35d5" style:font-name-asian="DejaVu Sans" style:font-name-complex="DejaVu Sans"/>
    </style:style>
    <style:style style:name="T3" style:family="text">
      <style:text-properties style:font-name="TakaoPMincho" style:font-name-asian="TakaoPGothic1" style:font-name-complex="Lohit Hind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EARSCREEN HOME</text:p>
      <text:p text:style-name="P1">HIDETURTLE</text:p>
      <text:p text:style-name="P1">FILLCOLOR “SKYBLUE”</text:p>
      <text:p text:style-name="P1">RECTANGLE PAGESIZE</text:p>
      <text:p text:style-name="P1">FONTFAMILY “DejaVu Sans”</text:p>
      <text:p text:style-name="P1">FONTCOLOR “WHITE”</text:p>
      <text:p text:style-name="P1">FILLCOLOR “SKYBLUE” <text:s/>PENUP</text:p>
      <text:p text:style-name="P1">REPEAT 50 [</text:p>
      <text:p text:style-name="P1"><text:s text:c="8"/>POSITION ANY</text:p>
      <text:p text:style-name="P1"><text:s text:c="8"/>FONTSIZE 10 + RANDOM 80</text:p>
      <text:p text:style-name="P1"><text:s text:c="8"/>LABEL “<text:span text:style-name="T2">❄</text:span>”</text:p>
      <text:p text:style-name="P1">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TakaoGothic" svg:font-family="TakaoGothic" style:font-family-generic="modern" style:font-pitch="fixed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zxx" fo:country="none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akaoGothic" fo:font-size="10pt" style:font-name-asian="TakaoGothic" style:font-size-asian="10pt" style:font-name-complex="TakaoGothic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asawara Naruhiko</meta:initial-creator>
    <meta:creation-date>2013-04-23T01:03:24</meta:creation-date>
    <dc:date>2013-04-23T01:13:27</dc:date>
    <dc:creator>Ogasawara Naruhiko</dc:creator>
    <meta:editing-duration>PT30S</meta:editing-duration>
    <meta:editing-cycles>3</meta:editing-cycles>
    <meta:generator>LibreOffice/4.0.2.2$Linux_x86 LibreOffice_project/4c82dcdd6efcd48b1d8bba66bfe1989deee49c3</meta:generator>
    <meta:document-statistic meta:table-count="0" meta:image-count="0" meta:object-count="0" meta:page-count="1" meta:paragraph-count="12" meta:word-count="28" meta:character-count="210" meta:non-whitespace-character-count="169"/>
  </office:meta>
</office:document-meta>
</file>